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1dd2bf" officeooo:paragraph-rsid="001dd2bf" style:font-weight-asian="normal" style:font-weight-complex="normal"/>
    </style:style>
    <style:style style:name="P3" style:family="paragraph" style:parent-style-name="Standard">
      <style:text-properties fo:font-weight="normal" officeooo:rsid="0021c3cf" officeooo:paragraph-rsid="0021c3cf" style:font-weight-asian="normal" style:font-weight-complex="normal"/>
    </style:style>
    <style:style style:name="P4" style:family="paragraph" style:parent-style-name="Standard">
      <style:text-properties fo:font-weight="normal" officeooo:rsid="00299229" officeooo:paragraph-rsid="00299229" style:font-weight-asian="normal" style:font-weight-complex="normal"/>
    </style:style>
    <style:style style:name="P5" style:family="paragraph" style:parent-style-name="Standard">
      <style:text-properties fo:font-weight="normal" officeooo:rsid="002f1ab2" officeooo:paragraph-rsid="002f1ab2" style:font-weight-asian="normal" style:font-weight-complex="normal"/>
    </style:style>
    <style:style style:name="P6" style:family="paragraph" style:parent-style-name="Standard">
      <style:text-properties fo:font-weight="bold" officeooo:rsid="001dd2bf" officeooo:paragraph-rsid="001dd2bf" style:font-weight-asian="bold" style:font-weight-complex="bold"/>
    </style:style>
    <style:style style:name="P7" style:family="paragraph" style:parent-style-name="Standard">
      <style:text-properties fo:font-weight="bold" officeooo:rsid="0021c3cf" officeooo:paragraph-rsid="0021c3cf" style:font-weight-asian="bold" style:font-weight-complex="bold"/>
    </style:style>
    <style:style style:name="P8" style:family="paragraph" style:parent-style-name="Standard">
      <style:text-properties fo:font-weight="normal" officeooo:rsid="001dd2bf" officeooo:paragraph-rsid="001dd2bf" style:font-weight-asian="normal" style:font-weight-complex="normal"/>
    </style:style>
    <style:style style:name="P9" style:family="paragraph" style:parent-style-name="Standard">
      <style:text-properties fo:font-weight="normal" officeooo:rsid="0038e0d5" officeooo:paragraph-rsid="0038e0d5" style:font-weight-asian="normal" style:font-weight-complex="normal"/>
    </style:style>
    <style:style style:name="P10" style:family="paragraph" style:parent-style-name="Standard">
      <style:text-properties fo:font-weight="normal" officeooo:rsid="0039007d" officeooo:paragraph-rsid="0039007d" style:font-weight-asian="normal" style:font-weight-complex="normal"/>
    </style:style>
    <style:style style:name="P11" style:family="paragraph" style:parent-style-name="Standard">
      <style:text-properties fo:font-weight="normal" officeooo:rsid="003ad831" officeooo:paragraph-rsid="003ad831" style:font-weight-asian="normal" style:font-weight-complex="normal"/>
    </style:style>
    <style:style style:name="P12" style:family="paragraph" style:parent-style-name="Standard">
      <style:text-properties fo:font-weight="normal" officeooo:rsid="003de303" officeooo:paragraph-rsid="003de303" style:font-weight-asian="normal" style:font-weight-complex="normal"/>
    </style:style>
    <style:style style:name="P13" style:family="paragraph" style:parent-style-name="Standard">
      <style:text-properties fo:font-weight="normal" officeooo:rsid="003fa63c" officeooo:paragraph-rsid="003fa63c" style:font-weight-asian="normal" style:font-weight-complex="normal"/>
    </style:style>
    <style:style style:name="P14" style:family="paragraph" style:parent-style-name="Standard">
      <style:text-properties fo:font-weight="normal" officeooo:rsid="004181c7" officeooo:paragraph-rsid="004181c7" style:font-weight-asian="normal" style:font-weight-complex="normal"/>
    </style:style>
    <style:style style:name="P15" style:family="paragraph" style:parent-style-name="Standard">
      <style:text-properties fo:font-weight="bold" officeooo:rsid="001dd2bf" officeooo:paragraph-rsid="001dd2bf" style:font-weight-asian="bold" style:font-weight-complex="bold"/>
    </style:style>
    <style:style style:name="P16" style:family="paragraph" style:parent-style-name="Standard">
      <style:text-properties fo:font-weight="bold" officeooo:rsid="0021c3cf" officeooo:paragraph-rsid="0021c3c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2bf" style:font-weight-asian="bold" style:font-weight-complex="bold"/>
    </style:style>
    <style:style style:name="T3" style:family="text">
      <style:text-properties fo:font-weight="bold" officeooo:rsid="001ff953" style:font-weight-asian="bold" style:font-weight-complex="bold"/>
    </style:style>
    <style:style style:name="T4" style:family="text">
      <style:text-properties officeooo:rsid="001ee4cd"/>
    </style:style>
    <style:style style:name="T5" style:family="text">
      <style:text-properties officeooo:rsid="0020bb5f"/>
    </style:style>
    <style:style style:name="T6" style:family="text">
      <style:text-properties officeooo:rsid="0021c3cf"/>
    </style:style>
    <style:style style:name="T7" style:family="text">
      <style:text-properties officeooo:rsid="00221d1b"/>
    </style:style>
    <style:style style:name="T8" style:family="text">
      <style:text-properties officeooo:rsid="0022a27a"/>
    </style:style>
    <style:style style:name="T9" style:family="text">
      <style:text-properties officeooo:rsid="00249b83"/>
    </style:style>
    <style:style style:name="T10" style:family="text">
      <style:text-properties officeooo:rsid="0025f150"/>
    </style:style>
    <style:style style:name="T11" style:family="text">
      <style:text-properties officeooo:rsid="0026848e"/>
    </style:style>
    <style:style style:name="T12" style:family="text">
      <style:text-properties officeooo:rsid="00269dfa"/>
    </style:style>
    <style:style style:name="T13" style:family="text">
      <style:text-properties officeooo:rsid="00272fc6"/>
    </style:style>
    <style:style style:name="T14" style:family="text">
      <style:text-properties officeooo:rsid="00299229"/>
    </style:style>
    <style:style style:name="T15" style:family="text">
      <style:text-properties officeooo:rsid="002a48c5"/>
    </style:style>
    <style:style style:name="T16" style:family="text">
      <style:text-properties officeooo:rsid="002df761"/>
    </style:style>
    <style:style style:name="T17" style:family="text">
      <style:text-properties officeooo:rsid="002f1ab2"/>
    </style:style>
    <style:style style:name="T18" style:family="text">
      <style:text-properties officeooo:rsid="002f1ad8"/>
    </style:style>
    <style:style style:name="T19" style:family="text">
      <style:text-properties officeooo:rsid="001dd2bf"/>
    </style:style>
    <style:style style:name="T20" style:family="text">
      <style:text-properties officeooo:rsid="0039007d"/>
    </style:style>
    <style:style style:name="T21" style:family="text">
      <style:text-properties officeooo:rsid="00418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 se realizeze o aplicatie client/server ce va simula functionalitatea unei retele sociale. Sistemul ofera urmatoarele:<text:span text:style-name="T1"> inregistrarea utilizatorilor </text:span>(diferite tipuri de utilizatori: obisnuiti, administratori). Utilizatorii isi pot <text:span text:style-name="T1">seta profilul si postruile</text:span> ca fiind publice sau private. Utilizatorii pot v<text:span text:style-name="T1">izualiza postarile</text:span> publice ale celorlalti utilizatori fara sa fie autentificati.Toate celelalte comenzi vor fi <text:span text:style-name="T1">restrictionate </text:span>de autentificare. Sistemul va suporta minim urmatoarele operatii: <text:span text:style-name="T1">adaugarea unui prieten</text:span> in lista de prieteni(specificarea tipului de prieten: apropiat, cunostiinta, etc.), <text:span text:style-name="T1">postarea unei stiri </text:span>(stirea va putea fi: trimisa unui grup special: prieteni apropiati, prieteni sau poate fi publica). Sistemul permite un <text:span text:style-name="T1">mecanism de comunicare</text:span> privata intre 2 sau mai multe persoane. </text:p>
      <text:p text:style-name="Standard"/>
      <text:p text:style-name="Standard">** <text:span text:style-name="T11">Functie verificare gol !!!</text:span></text:p>
      <text:p text:style-name="Standard"/>
      <text:p text:style-name="Standard"><text:span text:style-name="T1">/</text:span><text:span text:style-name="T2">register</text:span></text:p>
      <text:p text:style-name="P1">- <text:span text:style-name="T4">ID (a-z A-Z 0-9,min 10 - max 32 caractere, fara altceva, spatii !)</text:span></text:p>
      <text:p text:style-name="P2">- Password <text:span text:style-name="T9">(orice,min 10 - max 32 caractere!)</text:span></text:p>
      <text:p text:style-name="P2">- <text:span text:style-name="T4">Full Name (a-z A-Z 0-9,min 10 - <text:s/>max 64 caractere, fara altceva !)</text:span></text:p>
      <text:p text:style-name="P2">- <text:span text:style-name="T9">Sex (0/1 M/F)</text:span></text:p>
      <text:p text:style-name="P2">– <text:span text:style-name="T12">About (Scurta descriere, orice, min 10, maxim 512 caractere)</text:span></text:p>
      <text:p text:style-name="P2">- <text:span text:style-name="T13">Profile Type (Public / Private)</text:span></text:p>
      <text:p text:style-name="P2"/>
      <text:p text:style-name="P2"/>
      <text:p text:style-name="P2"/>
      <text:p text:style-name="P9">DONE ? <text:span text:style-name="T19">*Utilizatori obisnuiti / administratori (?comenzi admin?)</text:span></text:p>
      <text:p text:style-name="P2"/>
      <text:p text:style-name="P2"><text:span text:style-name="T1">/</text:span><text:span text:style-name="T3">login</text:span></text:p>
      <text:p text:style-name="P2"><text:span text:style-name="T3">-</text:span><text:span text:style-name="T5"> ID</text:span></text:p>
      <text:p text:style-name="P2">- <text:span text:style-name="T5">Password</text:span></text:p>
      <text:p text:style-name="P2">*<text:span text:style-name="T12">Verificare ID (exista ?)</text:span></text:p>
      <text:p text:style-name="P2">* <text:span text:style-name="T12">Verificare Pass(coincide cu ID ? )</text:span></text:p>
      <text:p text:style-name="P2"/>
      <text:p text:style-name="P10">DONE</text:p>
      <text:p text:style-name="P2"/>
      <text:p text:style-name="P6">/<text:span text:style-name="T6">logout</text:span></text:p>
      <text:p text:style-name="P2">* <text:span text:style-name="T12">Scoate din lista de online, delogheaza</text:span></text:p>
      <text:p text:style-name="P2"/>
      <text:p text:style-name="P10">DONE</text:p>
      <text:p text:style-name="P2"/>
      <text:p text:style-name="P6">/<text:span text:style-name="T6">quit</text:span></text:p>
      <text:p text:style-name="P2">* <text:span text:style-name="T12">Scoate din lista de online, delogheaza, inchide conexiunea</text:span></text:p>
      <text:p text:style-name="P6"/>
      <text:p text:style-name="P11">DONE</text:p>
      <text:p text:style-name="P6"/>
      <text:p text:style-name="P6">/<text:span text:style-name="T6">help</text:span></text:p>
      <text:p text:style-name="P2">* <text:span text:style-name="T13">Mai multe comenzi TBA.</text:span></text:p>
      <text:p text:style-name="P7"/>
      <text:p text:style-name="P12">DONE ?</text:p>
      <text:p text:style-name="P7"/>
      <text:p text:style-name="P7">/viewProfile</text:p>
      <text:p text:style-name="P3">* <text:span text:style-name="T14">Logat sau nu ? (Logat &gt; toti userii. Nelogat &gt; Doar public, postari publice)</text:span></text:p>
      <text:p text:style-name="P4">* Vizualizare Nume, Sex, About, Postari (^^^)</text:p>
      <text:p text:style-name="P7"/>
      <text:p text:style-name="P7">/<text:span text:style-name="T17">addPost</text:span></text:p>
      <text:p text:style-name="P5"><text:soft-page-break/>- Text (min 10, max 512 caractere, orice !)</text:p>
      <text:p text:style-name="P5">- To - all (<text:span text:style-name="T21">unregistered</text:span>)</text:p>
      <text:p text:style-name="P14">public(not friends)</text:p>
      <text:p text:style-name="P14">private(friends)</text:p>
      <text:p text:style-name="P5"/>
      <text:p text:style-name="P7">/<text:span text:style-name="T7">setProfile</text:span></text:p>
      <text:p text:style-name="P3">* <text:span text:style-name="T14">Setare FullName</text:span></text:p>
      <text:p text:style-name="P3">* <text:span text:style-name="T14">Setare Sex</text:span></text:p>
      <text:p text:style-name="P3">* <text:span text:style-name="T14">Setare About</text:span></text:p>
      <text:p text:style-name="P3">* <text:span text:style-name="T14">Setare Parola</text:span></text:p>
      <text:p text:style-name="P7"/>
      <text:p text:style-name="P7">/<text:span text:style-name="T7">addFriend</text:span></text:p>
      <text:p text:style-name="P4">* Tip de prieten <text:span text:style-name="T15">(friend – frn, close-friend cfr, family - fam)</text:span></text:p>
      <text:p text:style-name="P4">* Exista in BD ?</text:p>
      <text:p text:style-name="P4"/>
      <text:p text:style-name="P13">DONE</text:p>
      <text:p text:style-name="P4"/>
      <text:p text:style-name="P7">/<text:span text:style-name="T8">chat</text:span></text:p>
      <text:p text:style-name="P3">* <text:span text:style-name="T14">TBT</text:span></text:p>
      <text:p text:style-name="P3">* <text:span text:style-name="T16">nCurses</text:span></text:p>
      <text:p text:style-name="P7"/>
      <text:p text:style-name="P7"/>
      <text:p text:style-name="P5">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. Alexandru</meta:initial-creator>
    <meta:creation-date>2015-12-21T19:54:52.172376817</meta:creation-date>
    <dc:date>2015-12-30T19:11:32.639110605</dc:date>
    <dc:creator>C. Alexandru</dc:creator>
    <meta:editing-duration>PT22H5M57S</meta:editing-duration>
    <meta:editing-cycles>37</meta:editing-cycles>
    <meta:generator>LibreOffice/5.0.3.2$Linux_X86_64 LibreOffice_project/00m0$Build-2</meta:generator>
    <meta:document-statistic meta:table-count="0" meta:image-count="0" meta:object-count="0" meta:page-count="2" meta:paragraph-count="46" meta:word-count="297" meta:character-count="2341" meta:non-whitespace-character-count="2086"/>
  </office:meta>
</office:document-meta>
</file>